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dminServiceMBeanImpl.getAdminServi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MBeanImpl.getStat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MBeanImpl.getExistingInstance( String 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dminServiceMBeanImpl.createInstance( String name , int port , String loca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MBeanImpl.changePort( String name , int por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MBeanImpl.start( String name , String javaOpt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MBeanImpl.getPort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MBeanImpl.setAdminService( AdminService adminServi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MBeanImpl.stop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MBeanImpl.destroy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minServiceMBeanImpl.getInstanc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2">
            <text:p text:style-name="Table_20_Contents">2</text:p>
          </table:table-cell>
          <table:table-cell office:value-type="float" office:value="8">
            <text:p text:style-name="Table_20_Contents">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